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95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Total Cost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Optional</text:p>
          </table:table-cell>
          <table:table-cell table:style-name="ce4" office:value-type="string" calcext:value-type="string">
            <text:p>Pric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Optional Cos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Total Cost</text:p>
          </table:table-cell>
          <table:table-cell table:number-columns-repeated="3"/>
          <table:table-cell table:style-name="ce3" table:formula="of:=SUM([.E8:.E77])+[.E82]" office:value-type="currency" office:currency="GBP" office:value="431.67" calcext:value-type="currency">
            <text:p>£431.6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Motion system XY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Stepper motor NEMA17 x 40mm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9.4" calcext:value-type="currency">
            <text:p>£9.40</text:p>
          </table:table-cell>
          <table:table-cell table:style-name="ce3" table:formula="of:=[.B8]*[.D8]" office:value-type="currency" office:currency="GBP" office:value="18.8" calcext:value-type="currency">
            <text:p>£18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k damper NEMA 17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0.27" calcext:value-type="currency">
            <text:p>£0.27</text:p>
          </table:table-cell>
          <table:table-cell table:style-name="ce3" table:formula="of:=[.B9]*[.D9]" office:value-type="currency" office:currency="GBP" office:value="0.54" calcext:value-type="currency">
            <text:p>£0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per motor cable, 30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0" calcext:value-type="currency">
            <text:p>£0.00</text:p>
          </table:table-cell>
          <table:table-cell table:style-name="ce3" table:formula="of:=[.B10]*[.D10]" office:value-type="currency" office:currency="GBP" office:value="0" calcext:value-type="currency">
            <text:p>£0.00</text:p>
          </table:table-cell>
          <table:table-cell/>
          <table:table-cell office:value-type="string" calcext:value-type="string">
            <text:p>included with stepper motor</text:p>
          </table:table-cell>
        </table:table-row>
        <table:table-row table:style-name="ro1">
          <table:table-cell office:value-type="string" calcext:value-type="string">
            <text:p>Stepper motor cable, 50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0" calcext:value-type="currency">
            <text:p>£0.00</text:p>
          </table:table-cell>
          <table:table-cell table:style-name="ce3" table:formula="of:=[.B11]*[.D11]" office:value-type="currency" office:currency="GBP" office:value="0" calcext:value-type="currency">
            <text:p>£0.00</text:p>
          </table:table-cell>
          <table:table-cell/>
          <table:table-cell office:value-type="string" calcext:value-type="string">
            <text:p>included with stepper motor</text:p>
          </table:table-cell>
        </table:table-row>
        <table:table-row table:style-name="ro1">
          <table:table-cell office:value-type="string" calcext:value-type="string">
            <text:p>Pulley GT2OB 20 teeth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0.4" calcext:value-type="currency">
            <text:p>£0.40</text:p>
          </table:table-cell>
          <table:table-cell table:style-name="ce3" table:formula="of:=[.B12]*[.D12]" office:value-type="currency" office:currency="GBP" office:value="0.8" calcext:value-type="currency">
            <text:p>£0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y GT2 idler 16 teeth</text:p>
          </table:table-cell>
          <table:table-cell office:value-type="float" office:value="8" calcext:value-type="float">
            <text:p>8</text:p>
          </table:table-cell>
          <table:table-cell/>
          <table:table-cell office:value-type="currency" office:currency="GBP" office:value="0.4" calcext:value-type="currency">
            <text:p>£0.40</text:p>
          </table:table-cell>
          <table:table-cell table:style-name="ce3" table:formula="of:=[.B13]*[.D13]" office:value-type="currency" office:currency="GBP" office:value="3.2" calcext:value-type="currency">
            <text:p>£3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y GT2 idler smooth 9.63mm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0.4" calcext:value-type="currency">
            <text:p>£0.40</text:p>
          </table:table-cell>
          <table:table-cell table:style-name="ce3" table:formula="of:=[.B14]*[.D14]" office:value-type="currency" office:currency="GBP" office:value="1.6" calcext:value-type="currency">
            <text:p>£1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 rail MGN12 x 25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9.63" calcext:value-type="currency">
            <text:p>£9.63</text:p>
          </table:table-cell>
          <table:table-cell table:style-name="ce3" table:formula="of:=[.B15]*[.D15]" office:value-type="currency" office:currency="GBP" office:value="9.63" calcext:value-type="currency">
            <text:p>£9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 rail MGN12 x 300mm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9.99" calcext:value-type="currency">
            <text:p>£9.99</text:p>
          </table:table-cell>
          <table:table-cell table:style-name="ce3" table:formula="of:=[.B16]*[.D16]" office:value-type="currency" office:currency="GBP" office:value="19.98" calcext:value-type="currency">
            <text:p>£1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 rail carriage MGN12H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GBP" office:value="0" calcext:value-type="currency">
            <text:p>£0.00</text:p>
          </table:table-cell>
          <table:table-cell table:style-name="ce3" table:formula="of:=[.B17]*[.D17]" office:value-type="currency" office:currency="GBP" office:value="0" calcext:value-type="currency">
            <text:p>£0.00</text:p>
          </table:table-cell>
          <table:table-cell/>
          <table:table-cell office:value-type="string" calcext:value-type="string">
            <text:p>included with linear rails</text:p>
          </table:table-cell>
        </table:table-row>
        <table:table-row table:style-name="ro1">
          <table:table-cell office:value-type="string" calcext:value-type="string">
            <text:p>Belt GT2 x 6mm, 3 met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6.1" calcext:value-type="currency">
            <text:p>£6.10</text:p>
          </table:table-cell>
          <table:table-cell table:style-name="ce3" table:formula="of:=[.B18]*[.D18]" office:value-type="currency" office:currency="GBP" office:value="6.1" calcext:value-type="currency">
            <text:p>£6.1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Motion system Z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Stepper motor NEMA17 x 40mm, 280mm integrated lead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23.1" calcext:value-type="currency">
            <text:p>£23.10</text:p>
          </table:table-cell>
          <table:table-cell table:style-name="ce3" table:formula="of:=[.B21]*[.D21]" office:value-type="currency" office:currency="GBP" office:value="23.1" calcext:value-type="currency">
            <text:p>£23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adscrew nut 8 x 2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0" calcext:value-type="currency">
            <text:p>£0.00</text:p>
          </table:table-cell>
          <table:table-cell table:style-name="ce3" table:formula="of:=[.B22]*[.D22]" office:value-type="currency" office:currency="GBP" office:value="0" calcext:value-type="currency">
            <text:p>£0.00</text:p>
          </table:table-cell>
          <table:table-cell/>
          <table:table-cell office:value-type="string" calcext:value-type="string">
            <text:p>included with stepper motor</text:p>
          </table:table-cell>
        </table:table-row>
        <table:table-row table:style-name="ro2">
          <table:table-cell office:value-type="string" calcext:value-type="string">
            <text:p>Stepper motor cable, 75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0" calcext:value-type="currency">
            <text:p>£0.00</text:p>
          </table:table-cell>
          <table:table-cell table:style-name="ce3" table:formula="of:=[.B23]*[.D23]" office:value-type="currency" office:currency="GBP" office:value="0" calcext:value-type="currency">
            <text:p>£0.00</text:p>
          </table:table-cell>
          <table:table-cell/>
          <table:table-cell office:value-type="string" calcext:value-type="string">
            <text:p>included with stepper motor</text:p>
          </table:table-cell>
        </table:table-row>
        <table:table-row table:style-name="ro2">
          <table:table-cell office:value-type="string" calcext:value-type="string">
            <text:p>Cork damper NEMA 17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0.27" calcext:value-type="currency">
            <text:p>£0.27</text:p>
          </table:table-cell>
          <table:table-cell table:style-name="ce3" table:formula="of:=[.B24]*[.D24]" office:value-type="currency" office:currency="GBP" office:value="0.27" calcext:value-type="currency">
            <text:p>£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 rod 12mm x 300mm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5.41" calcext:value-type="currency">
            <text:p>£5.41</text:p>
          </table:table-cell>
          <table:table-cell table:style-name="ce3" table:formula="of:=[.B25]*[.D25]" office:value-type="currency" office:currency="GBP" office:value="10.82" calcext:value-type="currency">
            <text:p>£1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12 shaft support bracket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1.14" calcext:value-type="currency">
            <text:p>£1.14</text:p>
          </table:table-cell>
          <table:table-cell table:style-name="ce3" table:formula="of:=[.B26]*[.D26]" office:value-type="currency" office:currency="GBP" office:value="4.56" calcext:value-type="currency">
            <text:p>£4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S12LUU bearing block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4.42" calcext:value-type="currency">
            <text:p>£4.42</text:p>
          </table:table-cell>
          <table:table-cell table:style-name="ce3" table:formula="of:=[.B27]*[.D27]" office:value-type="currency" office:currency="GBP" office:value="8.84" calcext:value-type="currency">
            <text:p>£8.8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Extruder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K10 Dual Pulley Extru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6.56" calcext:value-type="currency">
            <text:p>£6.56</text:p>
          </table:table-cell>
          <table:table-cell table:style-name="ce3" table:formula="of:=[.B30]*[.D30]" office:value-type="currency" office:currency="GBP" office:value="6.56" calcext:value-type="currency">
            <text:p>£6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per motor NEMA17 x 47m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9.99" calcext:value-type="currency">
            <text:p>£9.99</text:p>
          </table:table-cell>
          <table:table-cell table:style-name="ce3" table:formula="of:=[.B31]*[.D31]" office:value-type="currency" office:currency="GBP" office:value="9.99" calcext:value-type="currency">
            <text:p>£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per motor cable, 20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0" calcext:value-type="currency">
            <text:p>£0.00</text:p>
          </table:table-cell>
          <table:table-cell table:style-name="ce3" table:formula="of:=[.B32]*[.D32]" office:value-type="currency" office:currency="GBP" office:value="0" calcext:value-type="currency">
            <text:p>£0.00</text:p>
          </table:table-cell>
          <table:table-cell/>
          <table:table-cell office:value-type="string" calcext:value-type="string">
            <text:p>included with stepper motor</text:p>
          </table:table-cell>
        </table:table-row>
        <table:table-row table:style-name="ro1">
          <table:table-cell office:value-type="string" calcext:value-type="string">
            <text:p>Cork damper NEMA 17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0.27" calcext:value-type="currency">
            <text:p>£0.27</text:p>
          </table:table-cell>
          <table:table-cell table:style-name="ce3" table:formula="of:=[.B33]*[.D33]" office:value-type="currency" office:currency="GBP" office:value="0.27" calcext:value-type="currency">
            <text:p>£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ament senso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Hot end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style-name="ce5" office:value-type="string" calcext:value-type="string">
            <text:p>E3D v6 Hotend Full Kit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52.8" calcext:value-type="float">
            <text:p>52.80</text:p>
          </table:table-cell>
          <table:table-cell table:style-name="ce3" table:formula="of:=[.B37]*[.D37]" office:value-type="currency" office:currency="GBP" office:value="52.8" calcext:value-type="currency">
            <text:p>£52.80</text:p>
          </table:table-cell>
          <table:table-cell/>
          <table:table-cell office:value-type="string" calcext:value-type="string">
            <text:p>includes everything for hotend except radial fan</text:p>
          </table:table-cell>
        </table:table-row>
        <table:table-row table:style-name="ro1">
          <table:table-cell office:value-type="string" calcext:value-type="string">
            <text:p>Hot end E3D V6 direct 1.75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included in kit</text:p>
          </table:table-cell>
        </table:table-row>
        <table:table-row table:style-name="ro1">
          <table:table-cell office:value-type="string" calcext:value-type="string">
            <text:p>50W Cartridge heater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hermistor sensor cartridg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Fan 30mm x 10mm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E3D V6 Fan Duct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Hot end fixings kit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TFE tube 500 mm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Silicone sock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Square radial fan 3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5.99" calcext:value-type="currency">
            <text:p>£5.99</text:p>
          </table:table-cell>
          <table:table-cell table:style-name="ce3" table:formula="of:=[.B46]*[.D46]" office:value-type="currency" office:currency="GBP" office:value="5.99" calcext:value-type="currency">
            <text:p>£5.9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Printbed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Heated Bed 214mm x 21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15.4" calcext:value-type="currency">
            <text:p>£15.40</text:p>
          </table:table-cell>
          <table:table-cell table:style-name="ce3" table:formula="of:=[.B49]*[.D49]" office:value-type="currency" office:currency="GBP" office:value="15.4" calcext:value-type="currency">
            <text:p>£15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k underlay 214mm x 21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3" calcext:value-type="currency">
            <text:p>£3.00</text:p>
          </table:table-cell>
          <table:table-cell table:style-name="ce3" table:formula="of:=[.B50]*[.D50]" office:value-type="currency" office:currency="GBP" office:value="3" calcext:value-type="currency">
            <text:p>£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ring nitrile 4mm x 2mm</text:p>
          </table:table-cell>
          <table:table-cell office:value-type="float" office:value="9" calcext:value-type="float">
            <text:p>9</text:p>
          </table:table-cell>
          <table:table-cell/>
          <table:table-cell office:value-type="currency" office:currency="GBP" office:value="0.3" calcext:value-type="currency">
            <text:p>£0.30</text:p>
          </table:table-cell>
          <table:table-cell table:style-name="ce3" table:formula="of:=[.B51]*[.D51]" office:value-type="currency" office:currency="GBP" office:value="2.7" calcext:value-type="currency">
            <text:p>£2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usion E2020 x 265mm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3" calcext:value-type="currency">
            <text:p>£3.00</text:p>
          </table:table-cell>
          <table:table-cell table:style-name="ce3" table:formula="of:=[.B52]*[.D52]" office:value-type="currency" office:currency="GBP" office:value="6" calcext:value-type="currency">
            <text:p>£6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usion E2040 x 188mm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3" calcext:value-type="currency">
            <text:p>£3.00</text:p>
          </table:table-cell>
          <table:table-cell table:style-name="ce3" table:formula="of:=[.B53]*[.D53]" office:value-type="currency" office:currency="GBP" office:value="6" calcext:value-type="currency">
            <text:p>£6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Extrusion E2020 x 30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3" calcext:value-type="currency">
            <text:p>£3.00</text:p>
          </table:table-cell>
          <table:table-cell table:style-name="ce3" table:formula="of:=[.B56]*[.D56]" office:value-type="currency" office:currency="GBP" office:value="3" calcext:value-type="currency">
            <text:p>£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usion E2020 x 400mm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4" calcext:value-type="currency">
            <text:p>£4.00</text:p>
          </table:table-cell>
          <table:table-cell table:style-name="ce3" table:formula="of:=[.B57]*[.D57]" office:value-type="currency" office:currency="GBP" office:value="16" calcext:value-type="currency">
            <text:p>£16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usion E2040 x 300mm</text:p>
          </table:table-cell>
          <table:table-cell office:value-type="float" office:value="8" calcext:value-type="float">
            <text:p>8</text:p>
          </table:table-cell>
          <table:table-cell/>
          <table:table-cell office:value-type="currency" office:currency="GBP" office:value="3.5" calcext:value-type="currency">
            <text:p>£3.50</text:p>
          </table:table-cell>
          <table:table-cell table:style-name="ce3" table:formula="of:=[.B58]*[.D58]" office:value-type="currency" office:currency="GBP" office:value="28" calcext:value-type="currency">
            <text:p>£28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usion E2080 x 30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7.5" calcext:value-type="currency">
            <text:p>£7.50</text:p>
          </table:table-cell>
          <table:table-cell table:style-name="ce3" table:formula="of:=[.B59]*[.D59]" office:value-type="currency" office:currency="GBP" office:value="7.5" calcext:value-type="currency">
            <text:p>£7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sheet 340mm x 340mm x 3m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19" calcext:value-type="currency">
            <text:p>£19.00</text:p>
          </table:table-cell>
          <table:table-cell table:style-name="ce3" table:formula="of:=[.B60]*[.D60]" office:value-type="currency" office:currency="GBP" office:value="19" calcext:value-type="currency">
            <text:p>£1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Polycarbonate s</text:span>heet 250mm x 400mm x 3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currency" office:currency="GBP" office:value="22" calcext:value-type="currency">
            <text:p>£22.00</text:p>
          </table:table-cell>
          <table:table-cell/>
          <table:table-cell office:value-type="string" calcext:value-type="string">
            <text:p>cut from a 1000m x 500mm sheet</text:p>
          </table:table-cell>
        </table:table-row>
        <table:table-row table:style-name="ro1">
          <table:table-cell office:value-type="string" calcext:value-type="string">
            <text:p><text:span text:style-name="T1">Polycarbonate sheet </text:span>340mm x 400mm x 3m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Electronics and related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style-name="ce5" office:value-type="string" calcext:value-type="string">
            <text:p>MINI E3 V3.0 Control Board with TFT35 <text:span text:style-name="T2">E3</text:span> V3.0 Screen 3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68.05" calcext:value-type="currency">
            <text:p>£68.05</text:p>
          </table:table-cell>
          <table:table-cell table:style-name="ce3" table:formula="of:=[.B65]*[.D65]" office:value-type="currency" office:currency="GBP" office:value="68.05" calcext:value-type="currency">
            <text:p>£68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 SD card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7" calcext:value-type="currency">
            <text:p>£7.00</text:p>
          </table:table-cell>
          <table:table-cell table:style-name="ce3" table:formula="of:=[.B66]*[.D66]" office:value-type="currency" office:currency="GBP" office:value="7" calcext:value-type="currency">
            <text:p>£7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ar hex nylon F/F M3x20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0.04" calcext:value-type="currency">
            <text:p>£0.04</text:p>
          </table:table-cell>
          <table:table-cell table:style-name="ce3" table:formula="of:=[.B67]*[.D67]" office:value-type="currency" office:currency="GBP" office:value="0.16" calcext:value-type="currency">
            <text:p>£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Switching Power Supply 24V 15A 360W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14.85" calcext:value-type="currency">
            <text:p>£14.85</text:p>
          </table:table-cell>
          <table:table-cell table:style-name="ce3" table:formula="of:=[.B68]*[.D68]" office:value-type="currency" office:currency="GBP" office:value="14.85" calcext:value-type="currency">
            <text:p>£14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C320 C14 switched fused inlet modul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1.72" calcext:value-type="currency">
            <text:p>£1.72</text:p>
          </table:table-cell>
          <table:table-cell table:style-name="ce3" table:formula="of:=[.B69]*[.D69]" office:value-type="currency" office:currency="GBP" office:value="1.72" calcext:value-type="currency">
            <text:p>£1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berry Pi 3A+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GBP" office:value="23.4" calcext:value-type="currency">
            <text:p>£23.40</text:p>
          </table:table-cell>
          <table:table-cell table:style-name="ce3" table:formula="of:=[.B70]*[.D70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berry Pi camera V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B71]*[.D71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ar hex nylon F/F M3x10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GBP" office:value="0.04" calcext:value-type="currency">
            <text:p>£0.04</text:p>
          </table:table-cell>
          <table:table-cell table:style-name="ce3" table:formula="of:=[.B72]*[.D72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k converter, 24V to 5V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GBP" office:value="3.65" calcext:value-type="currency">
            <text:p>£3.65</text:p>
          </table:table-cell>
          <table:table-cell table:style-name="ce3" table:formula="of:=[.B73]*[.D73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ar hex nylon F/F M3x14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GBP" office:value="0.04" calcext:value-type="currency">
            <text:p>£0.04</text:p>
          </table:table-cell>
          <table:table-cell table:style-name="ce3" table:formula="of:=[.B74]*[.D74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Cable Management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Ziptie 2.5mm x 100mm min length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GBP" office:value="0.04" calcext:value-type="currency">
            <text:p>£0.04</text:p>
          </table:table-cell>
          <table:table-cell table:style-name="ce3" table:formula="of:=[.B77]*[.D77]" office:value-type="currency" office:currency="GBP" office:value="0.12" calcext:value-type="currency">
            <text:p>£0.1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Tools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Nuts and Bolts</text:p>
          </table:table-cell>
          <table:table-cell table:number-columns-repeated="3"/>
          <table:table-cell table:style-name="ce3" table:formula="of:=SUM([.E86:.E127])" office:value-type="currency" office:currency="GBP" office:value="27.32" calcext:value-type="currency">
            <text:p>£27.3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Heatfit insert M3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0.04" calcext:value-type="currency">
            <text:p>£0.04</text:p>
          </table:table-cell>
          <table:table-cell table:style-name="ce3" table:formula="of:=[.B84]*[.D84]" office:value-type="currency" office:currency="GBP" office:value="0.16" calcext:value-type="currency">
            <text:p>£0.1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Bolt M2 caphead x <text:s/>6mm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86]*[.D86]" office:value-type="currency" office:currency="GBP" office:value="0.04" calcext:value-type="currency">
            <text:p>£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M2 caphead x <text:s/>8mm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87]*[.D87]" office:value-type="currency" office:currency="GBP" office:value="0.04" calcext:value-type="currency">
            <text:p>£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M3 caphead x <text:s/>6mm</text:p>
          </table:table-cell>
          <table:table-cell office:value-type="float" office:value="12" calcext:value-type="float">
            <text:p>12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88]*[.D88]" office:value-type="currency" office:currency="GBP" office:value="0.12" calcext:value-type="currency">
            <text:p>£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M3 caphead x 10mm</text:p>
          </table:table-cell>
          <table:table-cell office:value-type="float" office:value="36" calcext:value-type="float">
            <text:p>36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89]*[.D89]" office:value-type="currency" office:currency="GBP" office:value="0.36" calcext:value-type="currency">
            <text:p>£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M3 caphead x 16mm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90]*[.D90]" office:value-type="currency" office:currency="GBP" office:value="0.02" calcext:value-type="currency">
            <text:p>£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M3 caphead x 20mm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91]*[.D91]" office:value-type="currency" office:currency="GBP" office:value="0.03" calcext:value-type="currency">
            <text:p>£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M3 caphead x 25mm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92]*[.D92]" office:value-type="currency" office:currency="GBP" office:value="0.06" calcext:value-type="currency">
            <text:p>£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M3 caphead x 30mm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93]*[.D93]" office:value-type="currency" office:currency="GBP" office:value="0.02" calcext:value-type="currency">
            <text:p>£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M3 caphead x 40mm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94]*[.D94]" office:value-type="currency" office:currency="GBP" office:value="0.02" calcext:value-type="currency">
            <text:p>£0.0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Bolt M3 countersunk x <text:s/>8mm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96]*[.D96]" office:value-type="currency" office:currency="GBP" office:value="0.02" calcext:value-type="currency">
            <text:p>£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M3 countersunk x 10mm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97]*[.D97]" office:value-type="currency" office:currency="GBP" office:value="0.04" calcext:value-type="currency">
            <text:p>£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M3 countersunk x 12mm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98]*[.D98]" office:value-type="currency" office:currency="GBP" office:value="0.04" calcext:value-type="currency">
            <text:p>£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M3 countersunk x 25m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99]*[.D99]" office:value-type="currency" office:currency="GBP" office:value="0.1" calcext:value-type="currency">
            <text:p>£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M3 countersunk x 30mm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100]*[.D100]" office:value-type="currency" office:currency="GBP" office:value="0.04" calcext:value-type="currency">
            <text:p>£0.0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Bolt M3 buttonhead x 10m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102]*[.D102]" office:value-type="currency" office:currency="GBP" office:value="0.1" calcext:value-type="currency">
            <text:p>£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M3 buttonhead x 12mm</text:p>
          </table:table-cell>
          <table:table-cell office:value-type="float" office:value="16" calcext:value-type="float">
            <text:p>16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103]*[.D103]" office:value-type="currency" office:currency="GBP" office:value="0.16" calcext:value-type="currency">
            <text:p>£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M3 buttonhead x 16mm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104]*[.D104]" office:value-type="currency" office:currency="GBP" office:value="0.02" calcext:value-type="currency">
            <text:p>£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M3 buttonhead x <text:s/>8mm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105]*[.D105]" office:value-type="currency" office:currency="GBP" office:value="0.04" calcext:value-type="currency">
            <text:p>£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M4 countersunk x <text:s/>8mm</text:p>
          </table:table-cell>
          <table:table-cell office:value-type="float" office:value="21" calcext:value-type="float">
            <text:p>21</text:p>
          </table:table-cell>
          <table:table-cell/>
          <table:table-cell office:value-type="currency" office:currency="GBP" office:value="0.08" calcext:value-type="currency">
            <text:p>£0.08</text:p>
          </table:table-cell>
          <table:table-cell table:style-name="ce3" table:formula="of:=[.B106]*[.D106]" office:value-type="currency" office:currency="GBP" office:value="1.68" calcext:value-type="currency">
            <text:p>£1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M4 countersunk x 10mm</text:p>
          </table:table-cell>
          <table:table-cell office:value-type="float" office:value="28" calcext:value-type="float">
            <text:p>28</text:p>
          </table:table-cell>
          <table:table-cell/>
          <table:table-cell office:value-type="currency" office:currency="GBP" office:value="0.08" calcext:value-type="currency">
            <text:p>£0.08</text:p>
          </table:table-cell>
          <table:table-cell table:style-name="ce3" table:formula="of:=[.B107]*[.D107]" office:value-type="currency" office:currency="GBP" office:value="2.24" calcext:value-type="currency">
            <text:p>£2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M4 buttonhead x <text:s/>8mm</text:p>
          </table:table-cell>
          <table:table-cell office:value-type="float" office:value="46" calcext:value-type="float">
            <text:p>46</text:p>
          </table:table-cell>
          <table:table-cell/>
          <table:table-cell office:value-type="currency" office:currency="GBP" office:value="0.08" calcext:value-type="currency">
            <text:p>£0.08</text:p>
          </table:table-cell>
          <table:table-cell table:style-name="ce3" table:formula="of:=[.B108]*[.D108]" office:value-type="currency" office:currency="GBP" office:value="3.68" calcext:value-type="currency">
            <text:p>£3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M4 buttonhead x 10mm</text:p>
          </table:table-cell>
          <table:table-cell office:value-type="float" office:value="38" calcext:value-type="float">
            <text:p>38</text:p>
          </table:table-cell>
          <table:table-cell/>
          <table:table-cell office:value-type="currency" office:currency="GBP" office:value="0.08" calcext:value-type="currency">
            <text:p>£0.08</text:p>
          </table:table-cell>
          <table:table-cell table:style-name="ce3" table:formula="of:=[.B109]*[.D109]" office:value-type="currency" office:currency="GBP" office:value="3.04" calcext:value-type="currency">
            <text:p>£3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M4 buttonhead x 12mm</text:p>
          </table:table-cell>
          <table:table-cell office:value-type="float" office:value="14" calcext:value-type="float">
            <text:p>14</text:p>
          </table:table-cell>
          <table:table-cell/>
          <table:table-cell office:value-type="currency" office:currency="GBP" office:value="0.08" calcext:value-type="currency">
            <text:p>£0.08</text:p>
          </table:table-cell>
          <table:table-cell table:style-name="ce3" table:formula="of:=[.B110]*[.D110]" office:value-type="currency" office:currency="GBP" office:value="1.12" calcext:value-type="currency">
            <text:p>£1.1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Bolt M5 countersunk x 12mm</text:p>
          </table:table-cell>
          <table:table-cell office:value-type="float" office:value="8" calcext:value-type="float">
            <text:p>8</text:p>
          </table:table-cell>
          <table:table-cell/>
          <table:table-cell office:value-type="currency" office:currency="GBP" office:value="0.1" calcext:value-type="currency">
            <text:p>£0.10</text:p>
          </table:table-cell>
          <table:table-cell table:style-name="ce3" table:formula="of:=[.B112]*[.D112]" office:value-type="currency" office:currency="GBP" office:value="0.8" calcext:value-type="currency">
            <text:p>£0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M5 buttonhead x 10mm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0.1" calcext:value-type="currency">
            <text:p>£0.10</text:p>
          </table:table-cell>
          <table:table-cell table:style-name="ce3" table:formula="of:=[.B113]*[.D113]" office:value-type="currency" office:currency="GBP" office:value="0.4" calcext:value-type="currency">
            <text:p>£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M5 buttonhead x 12mm</text:p>
          </table:table-cell>
          <table:table-cell office:value-type="float" office:value="46" calcext:value-type="float">
            <text:p>46</text:p>
          </table:table-cell>
          <table:table-cell/>
          <table:table-cell office:value-type="currency" office:currency="GBP" office:value="0.1" calcext:value-type="currency">
            <text:p>£0.10</text:p>
          </table:table-cell>
          <table:table-cell table:style-name="ce3" table:formula="of:=[.B114]*[.D114]" office:value-type="currency" office:currency="GBP" office:value="4.6" calcext:value-type="currency">
            <text:p>£4.6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Nut M3 hammer</text:p>
          </table:table-cell>
          <table:table-cell office:value-type="float" office:value="24" calcext:value-type="float">
            <text:p>24</text:p>
          </table:table-cell>
          <table:table-cell/>
          <table:table-cell office:value-type="currency" office:currency="GBP" office:value="0.04" calcext:value-type="currency">
            <text:p>£0.04</text:p>
          </table:table-cell>
          <table:table-cell table:style-name="ce3" table:formula="of:=[.B116]*[.D116]" office:value-type="currency" office:currency="GBP" office:value="0.96" calcext:value-type="currency">
            <text:p>£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 M3 sliding T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GBP" office:value="0.08" calcext:value-type="currency">
            <text:p>£0.08</text:p>
          </table:table-cell>
          <table:table-cell table:style-name="ce3" table:formula="of:=[.B117]*[.D117]" office:value-type="currency" office:currency="GBP" office:value="0.24" calcext:value-type="currency">
            <text:p>£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 M4 hammer</text:p>
          </table:table-cell>
          <table:table-cell office:value-type="float" office:value="87" calcext:value-type="float">
            <text:p>87</text:p>
          </table:table-cell>
          <table:table-cell/>
          <table:table-cell office:value-type="currency" office:currency="GBP" office:value="0.04" calcext:value-type="currency">
            <text:p>£0.04</text:p>
          </table:table-cell>
          <table:table-cell table:style-name="ce3" table:formula="of:=[.B118]*[.D118]" office:value-type="currency" office:currency="GBP" office:value="3.48" calcext:value-type="currency">
            <text:p>£3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 M4 sliding 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currency" office:currency="GBP" office:value="0.07" calcext:value-type="currency">
            <text:p>£0.07</text:p>
          </table:table-cell>
          <table:table-cell table:style-name="ce3" table:formula="of:=[.B119]*[.D119]" office:value-type="currency" office:currency="GBP" office:value="3.36" calcext:value-type="currency">
            <text:p>£3.3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Washer <text:s/>M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121]*[.D121]" office:value-type="currency" office:currency="GBP" office:value="0.37" calcext:value-type="currency">
            <text:p>£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er penny <text:s/>M4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122]*[.D122]" office:value-type="currency" office:currency="GBP" office:value="0.06" calcext:value-type="currency">
            <text:p>£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er <text:s/>M4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123]*[.D123]" office:value-type="currency" office:currency="GBP" office:value="0.02" calcext:value-type="currency">
            <text:p>£0.02</text:p>
          </table:table-cell>
          <table:table-cell table:number-columns-repeated="2"/>
        </table:table-row>
        <table:table-row table:style-name="ro1" table:number-rows-repeated="10484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 style:data-style-name="N2" text:time-value="13:47:45.9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31T13:49:03.984000000</dc:date>
    <meta:editing-duration>PT37M2S</meta:editing-duration>
    <meta:editing-cycles>10</meta:editing-cycles>
    <meta:generator>LibreOffice/7.1.8.1$Windows_X86_64 LibreOffice_project/e1f30c802c3269a1d052614453f260e49458c82c</meta:generator>
    <meta:document-statistic meta:table-count="1" meta:cell-count="361" meta:object-count="0"/>
  </office:meta>
</office:document-meta>
</file>